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0606c" officeooo:paragraph-rsid="0010606c"/>
    </style:style>
    <style:style style:name="P2" style:family="paragraph" style:parent-style-name="Text_20_body">
      <style:text-properties officeooo:rsid="0012acaa" officeooo:paragraph-rsid="00156653"/>
    </style:style>
    <style:style style:name="P3" style:family="paragraph" style:parent-style-name="Text_20_body">
      <style:text-properties officeooo:rsid="00156653" officeooo:paragraph-rsid="00156653"/>
    </style:style>
    <style:style style:name="P4" style:family="paragraph" style:parent-style-name="Text_20_body">
      <style:text-properties officeooo:rsid="00156653" officeooo:paragraph-rsid="00264796"/>
    </style:style>
    <style:style style:name="P5" style:family="paragraph" style:parent-style-name="Text_20_body">
      <style:text-properties officeooo:rsid="00157cc7" officeooo:paragraph-rsid="001710c0"/>
    </style:style>
    <style:style style:name="P6" style:family="paragraph" style:parent-style-name="Text_20_body">
      <style:text-properties officeooo:rsid="00157cc7" officeooo:paragraph-rsid="00264796"/>
    </style:style>
    <style:style style:name="P7" style:family="paragraph" style:parent-style-name="Text_20_body">
      <style:text-properties officeooo:rsid="001675a0" officeooo:paragraph-rsid="001675a0"/>
    </style:style>
    <style:style style:name="P8" style:family="paragraph" style:parent-style-name="Text_20_body">
      <style:text-properties officeooo:rsid="001710c0" officeooo:paragraph-rsid="001710c0"/>
    </style:style>
    <style:style style:name="P9" style:family="paragraph" style:parent-style-name="Text_20_body">
      <style:text-properties officeooo:rsid="001189d8" officeooo:paragraph-rsid="001189d8"/>
    </style:style>
    <style:style style:name="P10" style:family="paragraph" style:parent-style-name="Text_20_body">
      <style:text-properties officeooo:rsid="001a1805" officeooo:paragraph-rsid="001a1805"/>
    </style:style>
    <style:style style:name="P11" style:family="paragraph" style:parent-style-name="Text_20_body">
      <style:text-properties officeooo:rsid="001a9043" officeooo:paragraph-rsid="001a9043"/>
    </style:style>
    <style:style style:name="P12" style:family="paragraph" style:parent-style-name="Text_20_body">
      <style:text-properties officeooo:rsid="001a9cac" officeooo:paragraph-rsid="001a9cac"/>
    </style:style>
    <style:style style:name="P13" style:family="paragraph" style:parent-style-name="Text_20_body">
      <style:text-properties officeooo:rsid="001ba299" officeooo:paragraph-rsid="00200042"/>
    </style:style>
    <style:style style:name="P14" style:family="paragraph" style:parent-style-name="Text_20_body">
      <style:text-properties officeooo:rsid="001ca24c" officeooo:paragraph-rsid="001ca24c"/>
    </style:style>
    <style:style style:name="P15" style:family="paragraph" style:parent-style-name="Text_20_body">
      <style:text-properties officeooo:rsid="00261d16" officeooo:paragraph-rsid="002f5788"/>
    </style:style>
    <style:style style:name="P16" style:family="paragraph" style:parent-style-name="Text_20_body">
      <style:text-properties officeooo:rsid="0029ce5c" officeooo:paragraph-rsid="0029ce5c"/>
    </style:style>
    <style:style style:name="P17" style:family="paragraph" style:parent-style-name="Text_20_body">
      <style:text-properties officeooo:rsid="0029ce5c" officeooo:paragraph-rsid="002ac969"/>
    </style:style>
    <style:style style:name="P18" style:family="paragraph" style:parent-style-name="Text_20_body">
      <style:text-properties officeooo:rsid="0029ce5c" officeooo:paragraph-rsid="0031b5bd"/>
    </style:style>
    <style:style style:name="P19" style:family="paragraph" style:parent-style-name="Text_20_body">
      <style:text-properties officeooo:rsid="002ac969" officeooo:paragraph-rsid="002ac969"/>
    </style:style>
    <style:style style:name="P20" style:family="paragraph" style:parent-style-name="Text_20_body">
      <style:text-properties officeooo:rsid="002ac969" officeooo:paragraph-rsid="00389dd9"/>
    </style:style>
    <style:style style:name="P21" style:family="paragraph" style:parent-style-name="Text_20_body">
      <style:text-properties officeooo:rsid="0030302a" officeooo:paragraph-rsid="0030302a"/>
    </style:style>
    <style:style style:name="P22" style:family="paragraph" style:parent-style-name="Text_20_body">
      <style:text-properties officeooo:rsid="0032c21a" officeooo:paragraph-rsid="0032c21a"/>
    </style:style>
    <style:style style:name="P23" style:family="paragraph" style:parent-style-name="Text_20_body">
      <style:text-properties officeooo:rsid="003a740c" officeooo:paragraph-rsid="003a740c"/>
    </style:style>
    <style:style style:name="P24" style:family="paragraph" style:parent-style-name="Text_20_body">
      <style:text-properties officeooo:rsid="003b0b7d" officeooo:paragraph-rsid="003b0b7d"/>
    </style:style>
    <style:style style:name="P25" style:family="paragraph" style:parent-style-name="Text_20_body">
      <style:text-properties officeooo:rsid="00200042" officeooo:paragraph-rsid="00200042"/>
    </style:style>
    <style:style style:name="P26" style:family="paragraph" style:parent-style-name="Text_20_body">
      <style:text-properties officeooo:rsid="00389dd9" officeooo:paragraph-rsid="00389dd9"/>
    </style:style>
    <style:style style:name="P27" style:family="paragraph" style:parent-style-name="Text_20_body">
      <style:text-properties officeooo:rsid="00264796" officeooo:paragraph-rsid="00264796"/>
    </style:style>
    <style:style style:name="P28" style:family="paragraph" style:parent-style-name="Text_20_body">
      <style:text-properties officeooo:rsid="003d280e" officeooo:paragraph-rsid="003d280e"/>
    </style:style>
    <style:style style:name="P29" style:family="paragraph" style:parent-style-name="Text_20_body">
      <style:text-properties officeooo:rsid="004094ee" officeooo:paragraph-rsid="004094ee"/>
    </style:style>
    <style:style style:name="P30" style:family="paragraph" style:parent-style-name="Text_20_body">
      <style:text-properties officeooo:rsid="0045ad67" officeooo:paragraph-rsid="0045ad67"/>
    </style:style>
    <style:style style:name="P31" style:family="paragraph" style:parent-style-name="Text_20_body">
      <style:text-properties officeooo:rsid="0049e7b0" officeooo:paragraph-rsid="0049e7b0"/>
    </style:style>
    <style:style style:name="P32" style:family="paragraph" style:parent-style-name="Text_20_body">
      <style:text-properties officeooo:rsid="004b20f5" officeooo:paragraph-rsid="004b20f5"/>
    </style:style>
    <style:style style:name="P33" style:family="paragraph" style:parent-style-name="Text_20_body">
      <style:text-properties officeooo:rsid="004b772b" officeooo:paragraph-rsid="004b772b"/>
    </style:style>
    <style:style style:name="P34" style:family="paragraph" style:parent-style-name="Text_20_body">
      <style:text-properties officeooo:rsid="0050e0ad" officeooo:paragraph-rsid="0050e0ad"/>
    </style:style>
    <style:style style:name="P35" style:family="paragraph" style:parent-style-name="Text_20_body">
      <style:text-properties officeooo:rsid="0035cf30" officeooo:paragraph-rsid="0035cf30"/>
    </style:style>
    <style:style style:name="P36" style:family="paragraph" style:parent-style-name="Text_20_body">
      <style:text-properties officeooo:rsid="005d29d0" officeooo:paragraph-rsid="005d29d0"/>
    </style:style>
    <style:style style:name="P37" style:family="paragraph" style:parent-style-name="Text_20_body">
      <style:text-properties officeooo:rsid="0062d20d" officeooo:paragraph-rsid="0062d20d"/>
    </style:style>
    <style:style style:name="P38" style:family="paragraph" style:parent-style-name="Text_20_body">
      <style:text-properties officeooo:rsid="0063e060" officeooo:paragraph-rsid="0063e060"/>
    </style:style>
    <style:style style:name="P39" style:family="paragraph" style:parent-style-name="Text_20_body">
      <style:paragraph-properties fo:break-before="page"/>
      <style:text-properties officeooo:rsid="0010606c" officeooo:paragraph-rsid="0010606c"/>
    </style:style>
    <style:style style:name="P40" style:family="paragraph" style:parent-style-name="Title">
      <style:text-properties officeooo:rsid="0010606c" officeooo:paragraph-rsid="0010606c"/>
    </style:style>
    <style:style style:name="P41" style:family="paragraph" style:parent-style-name="Table_20_Contents">
      <style:text-properties officeooo:rsid="001a9043" officeooo:paragraph-rsid="001a9043"/>
    </style:style>
    <style:style style:name="P42" style:family="paragraph" style:parent-style-name="Table_20_Contents">
      <style:text-properties officeooo:rsid="001a9cac" officeooo:paragraph-rsid="001a9cac"/>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Text_20_body">
      <style:text-properties officeooo:rsid="0045ad67" officeooo:paragraph-rsid="0045ad67"/>
    </style:style>
    <style:style style:name="P46" style:family="paragraph" style:parent-style-name="Text_20_body">
      <style:text-properties officeooo:rsid="001710c0" officeooo:paragraph-rsid="001710c0"/>
    </style:style>
    <style:style style:name="P47" style:family="paragraph" style:parent-style-name="Text_20_body">
      <style:text-properties officeooo:rsid="0066bcb3" officeooo:paragraph-rsid="0066bcb3"/>
    </style:style>
    <style:style style:name="P48" style:family="paragraph" style:parent-style-name="Text_20_body">
      <style:text-properties officeooo:rsid="005fbfe7" officeooo:paragraph-rsid="007190ce"/>
    </style:style>
    <style:style style:name="P49" style:family="paragraph" style:parent-style-name="Text_20_body">
      <style:text-properties officeooo:paragraph-rsid="0061256b"/>
    </style:style>
    <style:style style:name="P50" style:family="paragraph" style:parent-style-name="Text_20_body">
      <style:text-properties officeooo:rsid="006b35d7" officeooo:paragraph-rsid="006b35d7"/>
    </style:style>
    <style:style style:name="P51" style:family="paragraph" style:parent-style-name="Text_20_body">
      <style:text-properties officeooo:paragraph-rsid="006b35d7"/>
    </style:style>
    <style:style style:name="P52" style:family="paragraph" style:parent-style-name="Text_20_body">
      <style:text-properties officeooo:rsid="001876d3" officeooo:paragraph-rsid="001876d3"/>
    </style:style>
    <style:style style:name="P53" style:family="paragraph" style:parent-style-name="Text_20_body">
      <style:text-properties officeooo:rsid="00156653" officeooo:paragraph-rsid="00156653"/>
    </style:style>
    <style:style style:name="P54" style:family="paragraph" style:parent-style-name="Text_20_body">
      <style:text-properties officeooo:rsid="003d6be2" officeooo:paragraph-rsid="003d6be2"/>
    </style:style>
    <style:style style:name="P55" style:family="paragraph" style:parent-style-name="Text_20_body">
      <style:text-properties officeooo:rsid="0076aa30" officeooo:paragraph-rsid="0076aa30"/>
    </style:style>
    <style:style style:name="P56" style:family="paragraph" style:parent-style-name="Text_20_body">
      <style:text-properties officeooo:rsid="002b440d" officeooo:paragraph-rsid="002b440d"/>
    </style:style>
    <style:style style:name="P57" style:family="paragraph" style:parent-style-name="Heading_20_1">
      <style:text-properties officeooo:rsid="0010606c" officeooo:paragraph-rsid="0010606c"/>
    </style:style>
    <style:style style:name="P58" style:family="paragraph" style:parent-style-name="Heading_20_1">
      <style:text-properties officeooo:rsid="00157cc7" officeooo:paragraph-rsid="00157cc7"/>
    </style:style>
    <style:style style:name="P59" style:family="paragraph" style:parent-style-name="Heading_20_1">
      <style:text-properties officeooo:rsid="003fa845" officeooo:paragraph-rsid="003fa845"/>
    </style:style>
    <style:style style:name="P60" style:family="paragraph" style:parent-style-name="Heading_20_1">
      <style:text-properties officeooo:rsid="00156653" officeooo:paragraph-rsid="00156653"/>
    </style:style>
    <style:style style:name="P61" style:family="paragraph" style:parent-style-name="Heading_20_1">
      <style:text-properties officeooo:rsid="0061256b" officeooo:paragraph-rsid="0061256b"/>
    </style:style>
    <style:style style:name="P62" style:family="paragraph" style:parent-style-name="Heading_20_1">
      <style:text-properties officeooo:rsid="0053ba35" officeooo:paragraph-rsid="0053ba35"/>
    </style:style>
    <style:style style:name="P63" style:family="paragraph" style:parent-style-name="Heading_20_1">
      <style:text-properties officeooo:rsid="006b35d7" officeooo:paragraph-rsid="006b35d7"/>
    </style:style>
    <style:style style:name="P64" style:family="paragraph" style:parent-style-name="Heading_20_1">
      <style:text-properties officeooo:rsid="006eee52" officeooo:paragraph-rsid="006eee52"/>
    </style:style>
    <style:style style:name="P65" style:family="paragraph" style:parent-style-name="Heading_20_1">
      <style:paragraph-properties fo:break-before="page"/>
      <style:text-properties officeooo:rsid="0010606c" officeooo:paragraph-rsid="0010606c"/>
    </style:style>
    <style:style style:name="P66" style:family="paragraph" style:parent-style-name="Heading_20_1">
      <style:paragraph-properties fo:break-before="page"/>
      <style:text-properties officeooo:paragraph-rsid="005f9baa"/>
    </style:style>
    <style:style style:name="P67" style:family="paragraph" style:parent-style-name="Heading_20_2">
      <style:text-properties officeooo:rsid="0050e0ad" officeooo:paragraph-rsid="0050e0ad"/>
    </style:style>
    <style:style style:name="P68" style:family="paragraph" style:parent-style-name="Heading_20_2">
      <style:text-properties officeooo:rsid="0010606c" officeooo:paragraph-rsid="0010606c"/>
    </style:style>
    <style:style style:name="P69" style:family="paragraph" style:parent-style-name="Heading_20_2">
      <style:text-properties officeooo:rsid="001a1805" officeooo:paragraph-rsid="001a1805"/>
    </style:style>
    <style:style style:name="P70" style:family="paragraph" style:parent-style-name="Heading_20_2">
      <style:text-properties officeooo:rsid="001ba299" officeooo:paragraph-rsid="001ba299"/>
    </style:style>
    <style:style style:name="P71" style:family="paragraph" style:parent-style-name="Heading_20_2">
      <style:text-properties officeooo:rsid="00441abb" officeooo:paragraph-rsid="00441abb"/>
    </style:style>
    <style:style style:name="P72" style:family="paragraph" style:parent-style-name="Heading_20_2">
      <style:text-properties officeooo:rsid="003a740c" officeooo:paragraph-rsid="003a740c"/>
    </style:style>
    <style:style style:name="P73" style:family="paragraph" style:parent-style-name="Heading_20_2">
      <style:text-properties officeooo:rsid="0032c21a" officeooo:paragraph-rsid="0032c21a"/>
    </style:style>
    <style:style style:name="T1" style:family="text">
      <style:text-properties officeooo:rsid="0012acaa"/>
    </style:style>
    <style:style style:name="T2" style:family="text">
      <style:text-properties officeooo:rsid="0014b473"/>
    </style:style>
    <style:style style:name="T3" style:family="text">
      <style:text-properties officeooo:rsid="00157cc7"/>
    </style:style>
    <style:style style:name="T4" style:family="text">
      <style:text-properties officeooo:rsid="001710c0"/>
    </style:style>
    <style:style style:name="T5" style:family="text">
      <style:text-properties officeooo:rsid="001a1805"/>
    </style:style>
    <style:style style:name="T6" style:family="text">
      <style:text-properties officeooo:rsid="001a9cac"/>
    </style:style>
    <style:style style:name="T7" style:family="text">
      <style:text-properties officeooo:rsid="001ba299"/>
    </style:style>
    <style:style style:name="T8" style:family="text">
      <style:text-properties officeooo:rsid="001ca24c"/>
    </style:style>
    <style:style style:name="T9" style:family="text">
      <style:text-properties officeooo:rsid="0024e125"/>
    </style:style>
    <style:style style:name="T10" style:family="text">
      <style:text-properties officeooo:rsid="002b440d"/>
    </style:style>
    <style:style style:name="T11" style:family="text">
      <style:text-properties officeooo:rsid="002b91f2"/>
    </style:style>
    <style:style style:name="T12" style:family="text">
      <style:text-properties officeooo:rsid="002c8e26"/>
    </style:style>
    <style:style style:name="T13" style:family="text">
      <style:text-properties officeooo:rsid="002f5788"/>
    </style:style>
    <style:style style:name="T14" style:family="text">
      <style:text-properties officeooo:rsid="0031b5bd"/>
    </style:style>
    <style:style style:name="T15" style:family="text">
      <style:text-properties officeooo:rsid="0032c21a"/>
    </style:style>
    <style:style style:name="T16" style:family="text">
      <style:text-properties officeooo:rsid="0033d468"/>
    </style:style>
    <style:style style:name="T17" style:family="text">
      <style:text-properties officeooo:rsid="00368444"/>
    </style:style>
    <style:style style:name="T18" style:family="text">
      <style:text-properties officeooo:rsid="0037c95d"/>
    </style:style>
    <style:style style:name="T19" style:family="text">
      <style:text-properties officeooo:rsid="003d6be2"/>
    </style:style>
    <style:style style:name="T20" style:family="text">
      <style:text-properties officeooo:rsid="003e47a7"/>
    </style:style>
    <style:style style:name="T21" style:family="text">
      <style:text-properties officeooo:rsid="003ed19a"/>
    </style:style>
    <style:style style:name="T22" style:family="text">
      <style:text-properties officeooo:rsid="004100de"/>
    </style:style>
    <style:style style:name="T23" style:family="text">
      <style:text-properties officeooo:rsid="0045ad67"/>
    </style:style>
    <style:style style:name="T24" style:family="text">
      <style:text-properties officeooo:rsid="00529787"/>
    </style:style>
    <style:style style:name="T25" style:family="text">
      <style:text-properties officeooo:rsid="005cb377"/>
    </style:style>
    <style:style style:name="T26" style:family="text">
      <style:text-properties officeooo:rsid="005dcc1d"/>
    </style:style>
    <style:style style:name="T27" style:family="text">
      <style:text-properties officeooo:rsid="005e8bce"/>
    </style:style>
    <style:style style:name="T28" style:family="text">
      <style:text-properties officeooo:rsid="0063e060"/>
    </style:style>
    <style:style style:name="T29" style:family="text">
      <style:text-properties officeooo:rsid="0068ab22"/>
    </style:style>
    <style:style style:name="T30" style:family="text">
      <style:text-properties officeooo:rsid="005f9baa"/>
    </style:style>
    <style:style style:name="T31" style:family="text">
      <style:text-properties officeooo:rsid="0070e4ce"/>
    </style:style>
    <style:style style:name="T32" style:family="text">
      <style:text-properties officeooo:rsid="007190c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hread-basierte Obfuskation</text:p>
      <text:p text:style-name="P39"/>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3"><text:a xlink:type="simple" xlink:href="#__RefHeading___Toc106_572132446" text:style-name="Index_20_Link" text:visited-style-name="Index_20_Link">Einführung<text:tab/>3</text:a></text:p>
          <text:p text:style-name="P44"><text:a xlink:type="simple" xlink:href="#__RefHeading___Toc391_3558549" text:style-name="Index_20_Link" text:visited-style-name="Index_20_Link">Begriffsdefinitionen<text:tab/>3</text:a></text:p>
          <text:p text:style-name="P43"><text:a xlink:type="simple" xlink:href="#__RefHeading___Toc108_572132446" text:style-name="Index_20_Link" text:visited-style-name="Index_20_Link">Implementierung<text:tab/>4</text:a></text:p>
          <text:p text:style-name="P44"><text:a xlink:type="simple" xlink:href="#__RefHeading___Toc110_572132446" text:style-name="Index_20_Link" text:visited-style-name="Index_20_Link">Entwurfsentscheidungen<text:tab/>4</text:a></text:p>
          <text:p text:style-name="P44"><text:a xlink:type="simple" xlink:href="#__RefHeading___Toc59_3312919563" text:style-name="Index_20_Link" text:visited-style-name="Index_20_Link">Einschränkungen<text:tab/>4</text:a></text:p>
          <text:p text:style-name="P43"><text:a xlink:type="simple" xlink:href="#__RefHeading___Toc61_3312919563" text:style-name="Index_20_Link" text:visited-style-name="Index_20_Link">Algorithmus<text:tab/>5</text:a></text:p>
          <text:p text:style-name="P44"><text:a xlink:type="simple" xlink:href="#__RefHeading___Toc63_3312919563" text:style-name="Index_20_Link" text:visited-style-name="Index_20_Link">Initialisierung<text:tab/>5</text:a></text:p>
          <text:p text:style-name="P44"><text:a xlink:type="simple" xlink:href="#__RefHeading___Toc393_3558549" text:style-name="Index_20_Link" text:visited-style-name="Index_20_Link">Datenfluss<text:tab/>6</text:a></text:p>
          <text:p text:style-name="P44"><text:a xlink:type="simple" xlink:href="#__RefHeading___Toc395_3558549" text:style-name="Index_20_Link" text:visited-style-name="Index_20_Link">Synchronisation<text:tab/>7</text:a></text:p>
          <text:p text:style-name="P44"><text:a xlink:type="simple" xlink:href="#__RefHeading___Toc397_3558549" text:style-name="Index_20_Link" text:visited-style-name="Index_20_Link">Relocation<text:tab/>8</text:a></text:p>
          <text:p text:style-name="P43"><text:a xlink:type="simple" xlink:href="#__RefHeading___Toc399_3558549" text:style-name="Index_20_Link" text:visited-style-name="Index_20_Link">Spezialbehandlung: Exception Handling<text:tab/>8</text:a></text:p>
          <text:p text:style-name="P44"><text:a xlink:type="simple" xlink:href="#__RefHeading___Toc401_3558549" text:style-name="Index_20_Link" text:visited-style-name="Index_20_Link">Einschränkungen<text:tab/>8</text:a></text:p>
          <text:p text:style-name="P43"><text:a xlink:type="simple" xlink:href="#__RefHeading___Toc65_3312919563" text:style-name="Index_20_Link" text:visited-style-name="Index_20_Link">Ergebnisse<text:tab/>8</text:a></text:p>
          <text:p text:style-name="P43"><text:a xlink:type="simple" xlink:href="#__RefHeading___Toc403_3558549" text:style-name="Index_20_Link" text:visited-style-name="Index_20_Link">Obfuskationsmetriken<text:tab/>8</text:a></text:p>
          <text:p text:style-name="P44"><text:a xlink:type="simple" xlink:href="#__RefHeading___Toc67_3312919563" text:style-name="Index_20_Link" text:visited-style-name="Index_20_Link">(Manuelles) Reverse Engineering<text:tab/>8</text:a></text:p>
          <text:p text:style-name="P44"><text:a xlink:type="simple" xlink:href="#__RefHeading___Toc69_3312919563" text:style-name="Index_20_Link" text:visited-style-name="Index_20_Link">(Automatisierte) Untersuchung auf bösartiges Verhalten<text:tab/>9</text:a></text:p>
          <text:p text:style-name="P43"><text:a xlink:type="simple" xlink:href="#__RefHeading___Toc71_3312919563" text:style-name="Index_20_Link" text:visited-style-name="Index_20_Link">Diskussion<text:tab/>9</text:a></text:p>
          <text:p text:style-name="P44"><text:a xlink:type="simple" xlink:href="#__RefHeading___Toc405_3558549" text:style-name="Index_20_Link" text:visited-style-name="Index_20_Link">Weitere Optimierungen<text:tab/>9</text:a></text:p>
          <text:p text:style-name="P43"><text:a xlink:type="simple" xlink:href="#__RefHeading___Toc407_3558549" text:style-name="Index_20_Link" text:visited-style-name="Index_20_Link">Abkürzungsverzeichnis<text:tab/>10</text:a></text:p>
          <text:p text:style-name="P43"><text:a xlink:type="simple" xlink:href="#__RefHeading___Toc409_3558549" text:style-name="Index_20_Link" text:visited-style-name="Index_20_Link">Abbildungsverzeichnis<text:tab/>10</text:a></text:p>
          <text:p text:style-name="P43"><text:a xlink:type="simple" xlink:href="#__RefHeading___Toc411_3558549" text:style-name="Index_20_Link" text:visited-style-name="Index_20_Link">Tabellenverzeichnis<text:tab/>10</text:a></text:p>
          <text:p text:style-name="P43"><text:a xlink:type="simple" xlink:href="#__RefHeading___Toc413_3558549" text:style-name="Index_20_Link" text:visited-style-name="Index_20_Link">Referenzen<text:tab/>10</text:a></text:p>
        </text:index-body>
      </text:table-of-content>
      <text:p text:style-name="P1"/>
      <text:h text:style-name="P65" text:outline-level="1"><text:bookmark-start text:name="__RefHeading___Toc106_572132446"/>Einführung<text:bookmark-end text:name="__RefHeading___Toc106_572132446"/></text:h>
      <text:p text:style-name="P9">In der Informationstechnologie herrscht ein ständiges “Katz- und Maus”-Spiel zwischen Entwicklern (oder auch “Enginieers”) auf der einen Seite und “Reverse Engineers” auf der anderen Seite. Dabei ist es unabhängig, ob Entwickler nun kommerzielle oder bösartige Absichten verfolgen bzw. “Reverse Engineers” versuchen closed-source Software für illegale Zwecke zu analysieren oder versuchen eine automatische Erkennung von gefährlicher Software zu realisieren. <text:span text:style-name="T1">Eine verbreitete Technik die Entwickler nutzen um den “Reverse Engineering”-Prozess zu erschweren, ist die Obfuskation []. Unter Obfuskation wird “” [] verstanden; eine gute Übersicht über die gängigen Techniken bietet [].</text:span></text:p>
      <text:p text:style-name="P2">In dieser Arbeit wird eine in der Literatur nicht gängige Technik zur Obfuskation von Maschinencode vorgestellt und untersucht. <text:span text:style-name="T2">Bei dieser Technik findet eine Relokation zusammenhängender Instruktionen in eigenständige Funktionen statt, welche wiederum als Thread aus der ursprünglichen Funktion gestartet werden. Die serielle Ausführung für durch Synchronisation der einzelnen Threads erreicht.</text:span></text:p>
      <text:p text:style-name="P3"><text:span text:style-name="T2">Das Ziel dieser Technik ist die Verschleierung des Kontrollflusses eines Programms, </text:span>was sich auf die statische sowie dynamische Analyse auswirkt. Hinsichtlich der statischen Analyse wird eine Generierung eines Kontrollflussgraphen mit konventionellen Mitteln nicht mehr möglich, da die Ausführungsreihenfolge der einzelnen Thread erst nach Analyse der Synchronisationstechniken bestimmt werden kann. Die <text:span text:style-name="T3">manuelle </text:span>dynamische Analyse <text:span text:style-name="T3">wird durch die zusätzliche Komplexität des Programms erschwert. (beispiel: mehrere threads, dislokation der funktionen).</text:span></text:p>
      <text:p text:style-name="P3">Es erfolgt automatisiert (meines Erachtens am besten bei der Kompilierung durch Nutzung der IR) die Aufspaltung des Kontrollflusses von Software in mehrere Teile (ggf. basic blocks), welche bei Programmstart in beliebiger Reihenfolge als Threads gestartet werden und sich gegenseitig so synchronisieren, dass die eigentliche Ausführungsreihenfolge eingehalten wird. Der Datenfluss müsste in diesem Fall in den globalen Raum verlagert werden. Der Effekt dieser Transformation würde sich dahingehen äußern, dass sich bei der statischen Verhaltensanalyse ohne Kenntnis dieser Methode kein Controlg Flow Graph erstellen ließe. Hinsichtlich der dynamischen Verhaltensanalyse ließe sich relative einfach ein Thread implementieren, der regelmäßig No-Op System API Aufrufe durchführt, um die Überwachung der System API Aufrufe zu überlisten.</text:p>
      <text:p text:style-name="P3">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h text:style-name="P67" text:outline-level="2"><text:bookmark-start text:name="__RefHeading___Toc391_3558549"/>Begriffsdefinitionen<text:bookmark-end text:name="__RefHeading___Toc391_3558549"/></text:h>
      <text:p text:style-name="P34">Da in dieser Arbeit Begriffe häufiger vorkommen, welche im allgemeinen Sprachgebrauch entgegen der gewünschten Bedeutung verstanden werden können, werden diese an dieser Stelle für das bessere Verständnis definiert.</text:p>
      <text:p text:style-name="P34">Parent Function, aufrufdende Funktion, <text:span text:style-name="T24">ursprüngliche funktion, transformierte Funktion</text:span><text:line-break/>aktuelle Funktion, aktueller Basic Block<text:line-break/><text:soft-page-break/>Basic Block<text:line-break/><text:span text:style-name="T25">System API Call, Systemaufruf<text:line-break/>Thread (im Kontext betriebssysteme und nicht die wortwörtliche Übersetzung „Faden“ vgl. die refernzarbeit)<text:line-break/>Polymorphie</text:span></text:p>
      <text:p text:style-name="P34">…</text:p>
      <text:h text:style-name="P66" text:outline-level="1"><text:span text:style-name="T30">Theorie</text:span></text:h>
      <text:h text:style-name="P64" text:outline-level="1">Reverse Engineering und Obfuskation</text:h>
      <text:h text:style-name="P63" text:outline-level="1">Malware Analyse <text:span text:style-name="T31">und Evasion</text:span></text:h>
      <text:p text:style-name="P50">VORSICHT</text:p>
      <text:p text:style-name="P51">Bei aktuelle Analysetechniken hat die Nutzung von Signaturen aufgrund recht einfacher Techniken zur Umgehung (insbesondere Verschlüsselung und/oder Metamorphie) teilweise stark nachgelassen, auch wenn die Data Section (und insbesondere Strings) zur Klassifizierung als Grundlage weiterhin effektiv sein können. Vorrangig finden jedoch statische und dynamische Verhaltensanalysen Anwendung, wie z.B. Lokalisierung des Decryptors oder Überwachung der System API Aufrufe. Dementsprechend kann es sein, dass eine nicht funktionale, modifizierte Malware als ungefährlich eingestuft wird, da bspw. der Control-Flow-Graph aufgrund eines fehlerhaften Entry Points nicht erstellt werden konnte. <text:line-break/>Aktueller Forschungsgegenstand ist die Untersuchung von Techniken aus dem Bereich des Machine Learnings zur Detektion von Malware, zu welchem es etliche Publikationen gibt, die teilweise auch (nicht-praktische) Spezialfälle abdecken. </text:p>
      <text:h text:style-name="Heading_20_1" text:outline-level="1">Ziel<text:span text:style-name="T29">e und Metriken</text:span></text:h>
      <text:h text:style-name="Heading_20_1" text:outline-level="1">performance</text:h>
      <text:h text:style-name="Heading_20_2" text:outline-level="2">Polymorphie</text:h>
      <text:p text:style-name="Text_20_body">Leider musste ich auch feststellen, dass der Einfluss von Malware Variation durch verschiedene Techniken (auch Kompression als Randaspekt) für die Vermeidung einer Detektion schon in verschiedenen Publikationen untersucht wurde. Die wissenschaftliche Publikation mit der allgemeinsten Betrachtung einer solchen Technik für Malware ist MalDiv [5], welche aufbauend auf dem multicompiler (ein wissenschaftliches Projekt zur Software Diversifikation gegen Angriffe, die auf Kenntnisse des binären Layouts von Software basieren) auf Basis der LLVM IR Transformationen zur Diversifikation von Malware durchführt und proklamiert, dass mit dieser Methode die signatur-basierte und ähnlichkeits-basiert Analyse als nicht mehr effektiv betrachtet werden kann. Eine Untersuchung, wie Scanner auf diese Technik reagieren, fand hingegen nicht statt. <text:line-break/>Ein Versuch, das MalDiv open-source Projekt zu compilieren, scheiterte an verschiedenen Hindernisse, dessen Behebung meinen Zeitansatz für die Recherche deutlich überschritten hätten. Zum einen basiert der Code auf einer LLVM Version &lt; 4, welche Schwierigkeiten beim kompilieren mit aktuellen Compilern bereitet (die Testumgebung wurde auf dem OS Ubuntu 14.04 eingerichtet). Zum anderen ist das Projekt ebenfalls nur für ELF-Binaries vorgesehen und erschwert die Untersuchung, da Windows als Zielsystem von Malware Angriffen deutlich umfangreichere Möglichkeiten bietet. <text:line-break/>Um dennoch eine erste Abschätzung hinsichtlich des aktuellen Stands dieser Thematik vornehmen <text:soft-page-break/>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 </text:p>
      <text:h text:style-name="P57" text:outline-level="1"><text:bookmark-start text:name="__RefHeading___Toc108_572132446"/>Implementierung<text:bookmark-end text:name="__RefHeading___Toc108_572132446"/></text:h>
      <text:h text:style-name="P68" text:outline-level="2"><text:bookmark-start text:name="__RefHeading___Toc110_572132446"/>Entwurfsentscheidungen<text:bookmark-end text:name="__RefHeading___Toc110_572132446"/></text:h>
      <text:p text:style-name="P7">Die Realisierung <text:span text:style-name="T4">der Obfuksation </text:span>kann auf unterschiedlichen Ebenen erfolgen. <text:span text:style-name="T4">Zum einen ist eine Transformation des Quellcodes eines Programms denkbar, wie z.B. in [AMVG] angewendet. Dies erfordert eine lexikalische Analye des jeweiligen Quellcodes und so müsste für jede Sprache ein eigenen Frontend für diese Analyse implementiert werden. Zudem werden für jede Sprache andere Parallelisierungmethoden angeboten, welche eingesetzt werden.</text:span></text:p>
      <text:p text:style-name="P8">Eine andere Möglichkeit ist die Anwendung der Transformation auf die ausführbare Darstellung. Auch hier müssten unterschliedliche Frontends für die unterschiedlichen Darstellungen implementiert werden, wenn man Beispielsweise generierten nativen Maschinencode und Java Bytecode betrachtet. <text:span text:style-name="T5">Verschiedene Ansätze für Manipulation von nativen, ausführbaren Dateien existieren in der Literatur [], jedoch ist bieten diese keine unlimitierte Transformation an und fallen deshalb für die Anwendung zur Erreichung des Ziels aufgrund des Komplexität weg.</text:span></text:p>
      <text:p text:style-name="P8">Die generischste Lösunge ist die Modifikation von Programmabläufen in einer Zwischensprache. Verschiedene Kompilationsframeworks bieten verschiedene Möglichkeiten. Die für diese Zwecke beste Möglichkeit bietet das LLVM Kompilationsframework wie auch in der Literatur häufig herangezogen [,,,,]. Nicht nur bietet LLVM mehrere Frontends um verschiedene Eingangssprachen in eine allgemeine Zwischensprache (die LLVM Intermediate Representation zu überführen), sondern bietet auch die Tatsache das dieses Open-Source ist und eine Modularität für die Einbringung von Plugins anbietet etliche Vorteile.</text:p>
      <text:p text:style-name="P47">In diesem Zusammenhang wurde ebenfalls die Möglichkeit untersucht, ausführbare Datei in die LLVM IR zurückzuübersetzen: </text:p>
      <text:p text:style-name="P8">Hinsichtlich des Backends müssen jedoch für die jeweilige Platform die entsprechenden Parallelisierungmethoden eingesetzt werden. Parallelisierung wird durch die entsprechenden Aufrufe der System API Calls der jeweiligen Betriebssysteme erreicht. Bei Windows erfolgt das starten eines Threads beispielsweise über die Methode „CreateThread“, wohingegen der Name der vom Linux-Betriebssystems exportierten Methode „pthread_create lautet. Dies ließe sich ggf. durch den Einsatz des C++ Standard Bibliothek generalisieren, jedoch bringt der Einsatz der Standardbibliothek einen nicht zu vernachlässigen Overhead mit sich (u.a. hinsichtlich des Exception Handlings, welches später noch genauer erläutert wird).</text:p>
      <text:p text:style-name="P10">Als Frontend bietet LLVM verschiedene Sprachen an…</text:p>
      <text:h text:style-name="P69" text:outline-level="2"><text:bookmark-start text:name="__RefHeading___Toc59_3312919563"/><text:soft-page-break/>Einschränkungen<text:bookmark-end text:name="__RefHeading___Toc59_3312919563"/></text:h>
      <text:p text:style-name="P10">Wie bereits bei den Entwurfsentscheidungen erläutert, erfolgt eine Einschränkung hinsichtlich der Programmiersprache und der Zielplattform (bzw. Zielbetriebssystems). Zum einen muss werden ledigliche Programmiersprachen die durch das LLVM-Framworke unterstützt werden betrachtet. Zum anderen muss Plattformen müssen Möglichkeiten zur Parallelisierung und Synchronisierung anbieten. </text:p>
      <text:p text:style-name="P52">Dementsprechend werden in dieser Arbeit lediglich <text:span text:style-name="T5">nativ ausführbare Dateien betrachtet und auch lediglich die gängigsten Betriebssysteme Windows und Linux in die Betrachtung einbezogen und somit lediglich „Portable Executable“-Files (Windows) bzw. „ELF“-Files (Linux). Die unterschiedliche Anwendung bestimmter Transformationsschritte wird in der Implementierung durch entsprechendes Preprocessing gelöst.</text:span></text:p>
      <text:p text:style-name="P48"><text:span text:style-name="T32">Weitere </text:span>theoretische erläurterungen (ggf. mit darstellungen)</text:p>
      <text:h text:style-name="P58" text:outline-level="1"><text:bookmark-start text:name="__RefHeading___Toc61_3312919563"/>Algorithmus<text:bookmark-end text:name="__RefHeading___Toc61_3312919563"/></text:h>
      <text:p text:style-name="P13"><text:span text:style-name="T5">Der Algorithmus für die Transformation kann grob in fünf (wie viele tatsächlich?) Phasen unterteilt werden</text:span>. In der ersten Phase erfolgt eine Initialisierung der für die Transformation genutzten Bausteine (synonym).</text:p>
      <text:p text:style-name="P25">Die folgenden Phasen werden iteriert für jede zu fransformierende Funktion durchgeführt. Hierbei kann eine Selektion der zur transformierenden Funktionen erfolgen. Zum einen durch manuelle Angabe, welche Funktionen für die Transformation inkludiert werden sollen. Zum anderen durch vorherigen automatische Analyse, um z.B. rechenintensive oder nicht-unterstützte (z.B. rekursive) Funktionen auszusparen.</text:p>
      <text:p text:style-name="P25">In der zweiten Phase (umformulieren) wird das vorliegende Module in der LLVM IR analysiert join</text:p>
      <text:h text:style-name="P70" text:outline-level="2"><text:bookmark-start text:name="__RefHeading___Toc63_3312919563"/>Initialisierung<text:bookmark-end text:name="__RefHeading___Toc63_3312919563"/></text:h>
      <text:p text:style-name="P11">Abhängig vom Zielbetriebssystem <text:span text:style-name="T9">müssen</text:span> die verschiedenen Bausteine initialisiert <text:span text:style-name="T9">werden</text:span>. Als Bausteine in diesem Sinne sind die Systemfunktionen und Systemtypen der jeweiligen Plattformen zu betrachten. In dieser Arbeit werden wird in den vorherigen Abschnitten beschrieben die Betriebssysteme Linux und Windows betrachtet. Die konkreten Funktionen, die für die Realisierung verwendet werden, sind in der folgenden Tabelle betrachtet und das jeweilige Pendant des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41">Funktion</text:p>
          </table:table-cell>
          <table:table-cell table:style-name="Parallelisierungsprimitve.A1" office:value-type="string">
            <text:p text:style-name="P41">Linux</text:p>
          </table:table-cell>
          <table:table-cell table:style-name="Parallelisierungsprimitve.C1" office:value-type="string">
            <text:p text:style-name="P41">Windows</text:p>
          </table:table-cell>
        </table:table-row>
        <table:table-row>
          <table:table-cell table:style-name="Parallelisierungsprimitve.A2" office:value-type="string">
            <text:p text:style-name="P41">Attribute für die Erstellung von Parallelisierungprimitiven</text:p>
          </table:table-cell>
          <table:table-cell table:style-name="Parallelisierungsprimitve.A2" office:value-type="string">
            <text:p text:style-name="P41">pthread_attr_t</text:p>
          </table:table-cell>
          <table:table-cell table:style-name="Parallelisierungsprimitve.C2" office:value-type="string">
            <text:p text:style-name="P41">SECURITY_ATTRIBUTES</text:p>
          </table:table-cell>
        </table:table-row>
        <table:table-row>
          <table:table-cell table:style-name="Parallelisierungsprimitve.A2" office:value-type="string">
            <text:p text:style-name="P41">Erstellung eines Threads</text:p>
          </table:table-cell>
          <table:table-cell table:style-name="Parallelisierungsprimitve.A2" office:value-type="string">
            <text:p text:style-name="P41">pthread_create</text:p>
          </table:table-cell>
          <table:table-cell table:style-name="Parallelisierungsprimitve.C2" office:value-type="string">
            <text:p text:style-name="P41">CreateThread</text:p>
          </table:table-cell>
        </table:table-row>
        <table:table-row>
          <table:table-cell table:style-name="Parallelisierungsprimitve.A2" office:value-type="string">
            <text:p text:style-name="P41">Abtrennung eines Threads</text:p>
          </table:table-cell>
          <table:table-cell table:style-name="Parallelisierungsprimitve.A2" office:value-type="string">
            <text:p text:style-name="P41">pthread_detach</text:p>
          </table:table-cell>
          <table:table-cell table:style-name="Parallelisierungsprimitve.C2" office:value-type="string">
            <text:p text:style-name="P41">CloseHandle</text:p>
          </table:table-cell>
        </table:table-row>
        <table:table-row>
          <table:table-cell table:style-name="Parallelisierungsprimitve.A2" office:value-type="string">
            <text:p text:style-name="P41">Terminierung eines Threads</text:p>
          </table:table-cell>
          <table:table-cell table:style-name="Parallelisierungsprimitve.A2" office:value-type="string">
            <text:p text:style-name="P41">pthread_cancel</text:p>
          </table:table-cell>
          <table:table-cell table:style-name="Parallelisierungsprimitve.C2" office:value-type="string">
            <text:p text:style-name="P41">TerminateThread</text:p>
          </table:table-cell>
        </table:table-row>
        <table:table-row>
          <table:table-cell table:style-name="Parallelisierungsprimitve.A2" office:value-type="string">
            <text:p text:style-name="P41">Synchronisation mit einem Thread</text:p>
          </table:table-cell>
          <table:table-cell table:style-name="Parallelisierungsprimitve.A2" office:value-type="string">
            <text:p text:style-name="P41">p<text:span text:style-name="T6">th</text:span>r<text:span text:style-name="T6">e</text:span>ad_join</text:p>
          </table:table-cell>
          <table:table-cell table:style-name="Parallelisierungsprimitve.C2" office:value-type="string">
            <text:p text:style-name="P41">WaitForSingleObject</text:p>
          </table:table-cell>
        </table:table-row>
        <table:table-row>
          <table:table-cell table:style-name="Parallelisierungsprimitve.A2" office:value-type="string">
            <text:p text:style-name="P41">Semaphore</text:p>
          </table:table-cell>
          <table:table-cell table:style-name="Parallelisierungsprimitve.A2" office:value-type="string">
            <text:p text:style-name="P41">sem_t</text:p>
          </table:table-cell>
          <table:table-cell table:style-name="Parallelisierungsprimitve.C2" office:value-type="string">
            <text:p text:style-name="P41">-</text:p>
          </table:table-cell>
        </table:table-row>
        <text:soft-page-break/>
        <table:table-row>
          <table:table-cell table:style-name="Parallelisierungsprimitve.A2" office:value-type="string">
            <text:p text:style-name="P41">Erstellung eines Semaphores</text:p>
          </table:table-cell>
          <table:table-cell table:style-name="Parallelisierungsprimitve.A2" office:value-type="string">
            <text:p text:style-name="P41">sem_init</text:p>
          </table:table-cell>
          <table:table-cell table:style-name="Parallelisierungsprimitve.C2" office:value-type="string">
            <text:p text:style-name="P41">CreateSemaphoreA</text:p>
          </table:table-cell>
        </table:table-row>
        <table:table-row>
          <table:table-cell table:style-name="Parallelisierungsprimitve.A2" office:value-type="string">
            <text:p text:style-name="P41">Freigeben eines Semaphores</text:p>
          </table:table-cell>
          <table:table-cell table:style-name="Parallelisierungsprimitve.A2" office:value-type="string">
            <text:p text:style-name="P41">sem_post</text:p>
          </table:table-cell>
          <table:table-cell table:style-name="Parallelisierungsprimitve.C2" office:value-type="string">
            <text:p text:style-name="P41">ReleaseSemaphore</text:p>
          </table:table-cell>
        </table:table-row>
        <table:table-row>
          <table:table-cell table:style-name="Parallelisierungsprimitve.A2" office:value-type="string">
            <text:p text:style-name="P42"><text:span text:style-name="T8">Sperren</text:span> eines Semaphores</text:p>
          </table:table-cell>
          <table:table-cell table:style-name="Parallelisierungsprimitve.A2" office:value-type="string">
            <text:p text:style-name="P42">sem_wait</text:p>
          </table:table-cell>
          <table:table-cell table:style-name="Parallelisierungsprimitve.C2" office:value-type="string">
            <text:p text:style-name="P42">WaitForSingleObject</text:p>
          </table:table-cell>
        </table:table-row>
        <table:table-row>
          <table:table-cell table:style-name="Parallelisierungsprimitve.A2" office:value-type="string">
            <text:p text:style-name="P42">Freigeben eines Semaphores</text:p>
          </table:table-cell>
          <table:table-cell table:style-name="Parallelisierungsprimitve.A2" office:value-type="string">
            <text:p text:style-name="P42">sem_destroy</text:p>
          </table:table-cell>
          <table:table-cell table:style-name="Parallelisierungsprimitve.C2" office:value-type="string">
            <text:p text:style-name="P42">CloseHandle</text:p>
          </table:table-cell>
        </table:table-row>
      </table:table>
      <text:p text:style-name="P11"/>
      <text:p text:style-name="P12">Die Attribute werden bei der Erstellung eines Threads an die jeweilige Systemfunktion übergeben und beeinflussen das Ausführungsverhalten bzw. den Zugriff auf den Thread. Da für „unsere“ Zwecke die Standardeinstellungen bei der Threaderstellung ausreichend sind, wird für diesen Parameter immer (synonym) immer ein NULL-Pointer übergeben.</text:p>
      <text:p text:style-name="P12">Die Abtrennung eines Threads ist für Funktionen erforderlich, die mehrfach durchlaufen werden (wie z.B. bei Schleifen). Hierbei startet sich der Thread vor Terminierung selbst neu. Für die Freigebung von Ressourcen ist es erforderlich, den Thread vorher abzutrennen, damit die Freigebung (umformulieren) durch das Betriebssystem vorgenommen wird und keine Synchronisation mit dem aufrufenden Thread erforderlich ist. Falls die Ressourcen nicht freigegeben werden, kann es nach gewisser Ausführungsdauer und dementsprechend hoher Anzahl von erstellten Threads zu systembedingten Fehlern bei der Erstellung weiterer Threads kommen, da die Anzahl dieser limitiert ist, was undefiniertes Verhalten zu Folge haben kann. Ebenso erfolgt vor dem Return der abgearbeiteten Funktion die Terminierung von unbenutzten Threads und sich selbst neustartenden Threads <text:span text:style-name="T7">und der Synchronisierung mit diesen </text:span>um <text:span text:style-name="T7">ebendiesen Fall zu vermeiden.</text:span></text:p>
      <text:p text:style-name="P14">Semaphore werden für die Synchronisierung der Threads genutzt, um die ursprüngliche serielle Abarbeitung zu gewährleisten. Da die Semaphore in der Implementierung dieser Arbeit lediglich den Wert „gesperrt“ oder „frei“ annehmen, weisen sie Ähnlichkeit mit Mutexes auf. Der entscheidende unterschied ist jedoch, dass bei Mutexen das Sperren und Freigen durch denselben Thread erwartet wird. Terminiert ein Thread ohne ein Mutex vorher freigegeben zu haben, tritt undefinierten Verhalten ein [linux man page]. Als Alternative wurden ebenfalls Spin-Locks [] geprüft, aufgrund der hohen Anzahl von Threads führt dies jedoch zu einem exorbitanten (nicht vergleichbarem) Performance-Verlust, da die Ausführung des Threads nicht gestoppt wird und der Prozessor durchgehend mit der Prüfung des Locks beschäftigt ist. Hinsichtlich des Semaphore-Typs wird bei Windows der native HANDLE Type verwendet, welcher in der Zwischensprache als einfacher void-Pointer definiert ist, sodass hier keine gesonderte Initialisierung notwendig ist.</text:p>
      <text:h text:style-name="Heading_20_2" text:outline-level="2"><text:bookmark-start text:name="__RefHeading___Toc393_3558549"/>Datenfluss<text:bookmark-end text:name="__RefHeading___Toc393_3558549"/></text:h>
      <text:p text:style-name="P15">In dieser Phase wird eine Globalisierung des Datenflusses d<text:span text:style-name="T11">u</text:span>rchgeführt, d.h. lokale <text:span text:style-name="T12">Identifier (Übersetzung)</text:span> werden in den globalen Kontext verschoben.<text:span text:style-name="T13"> Identifier stellen hingegen flüchtige Werte dar. Diese Unterscheidung ist aufgrund der Nähe der Zwischensprache zur maschinenorientierten Darstellung (anderes Wort) erforderlich. Der Rückgabewert einer Instruktion wird in der LLVM IR als Identifier dargestellt, welche ggf. nach expliziter Allokation von Speicher auf dem Stack auch dort abgelegt werden kann. Lokale Variablen existieren in diesem im Kontext der Zwischensprache nicht im herkömmlichen Sinn. Als Beispiel sind die Möglichen Übersetzungen der folgende Codeausschnitt zur betrachten:</text:span></text:p>
      <text:p text:style-name="P21">function / bitcast address auf stack? (check in string obfuscation)</text:p>
      <text:p text:style-name="P21"><text:soft-page-break/>Das bedeutet, dass der Wert des Identifiers <text:span text:style-name="T14">in verschiedenen Speicher verwaltet werden kann, ohne dass der Programmierer uneingeschränkten Einfluss auf die Tatsächliche Handhabung hat.</text:span></text:p>
      <text:p text:style-name="P17">Da Funktionsparameter zu keinem Basic Block gehören, werden diese zum Anfang der Phase transformiert. Anschließend wird über jeden Basic Block der Funktion und jede Instruktion iteriert. Hierbei werden Landing Pad Blocks (werden später erklärt) in der Reihenfolge der Basic Blocks an das Ende der Liste verlagert.</text:p>
      <text:p text:style-name="P19">Die Transformation gestaltet sich wie folgt: Zuerst wird eine globale Variable für <text:span text:style-name="T15">den</text:span> betrachtete<text:span text:style-name="T15">n</text:span> lokale<text:span text:style-name="T15">n</text:span> <text:span text:style-name="T15">Identifier</text:span> <text:span text:style-name="T10">erstellt und mit null initialisiert. Anschließend wird hinter die Instruktion, die diese lokale Variable emittiert, bzw. an den Anfang der aktuellen Funktion (im Falle von Funktionsparametern) eine Store-Instruction injiziert, welche den Wert des Identifiers in der global Variable speichert. Abschließend wird vor jeder Instruktion, die diesen Identifier nutzt, eine Load-Instruction injiziert und die Nutzung der Identifiers mit dem Identifier der Load-Instruction injiziert.</text:span></text:p>
      <text:p text:style-name="P18">In der Implementierung für diese Arbeit wurde die Verlagerung des Datenflusses insofern optimiert, dass lokale Variablen nur globalisiert (google) werden, wenn diese auch in anderen Basic Blocks verwendet werden und somit die Auslagerung erforderlich wird.</text:p>
      <text:p text:style-name="P20">Eine besondere Behandlung erfahren PHI Nodes, <text:span text:style-name="T18">Stack-Allokations-Instruktionen (Instruktionen/Instructions) </text:span>und Return-Instructions:</text:p>
      <text:p text:style-name="P26">PHI-Nodes stellen in der LLVM IR eine Instruktion dar, welche abhängig vom vorangehenden Basic Block einen unterschiedlichen Wert einnimmt. Als einfaches Beispiel stelle man (umformulieren) sich eine Schleife vor, bei der ein Zeiger auf einen String iteriert wird. Wird die Schleife erstmals ausgeführt, wird der String-Identifier aus dem vorangegangenen Basic Block für die Schleifenoperation verwendet. Anschließend wird die Adresse um eins inkrementiert. Hierbei wird ein neuer Identifier emittiert (synonym?). Wieder am Kopf der Schleife angekommen, soll nun die neue Adresse des später auftretenden Identifiers genutzt werden. (weitere erklärung notwendig?). Da bei der Transformation die Basic Blocks getrennt werden, muss die Nutzung der PHI-Nodes durch eine andere Methode substituiert werden. Hierfür wird …. Imlpentierung verbessern !</text:p>
      <text:p text:style-name="P26">Da der emittierte Identifier einer Stack-Allokations-Instruction immer einen Zeiger auf einen Speicherbereich identifiziert, ist die Injektion von Load- und Store-Instructions überflüssig und deshalb wird dieser direkt (synonym unmitelbar?) durch einen globalen Identifier ersetzt.</text:p>
      <text:p text:style-name="P24">Sollte die letzte Instruktion eines Basic Blocks eine Return-Instruction mit einem Rückgabewert sein, so wird der Rückgabewert in einer für diesen angelegten globalen Variable gespeichert und void zurückgegeben. Dies ist einfacher als den Rückgabewert über eine System Function Call API (einheitlicher Begriff) zu extrahieren.</text:p>
      <text:h text:style-name="Heading_20_2" text:outline-level="2"><text:bookmark-start text:name="__RefHeading___Toc395_3558549"/>Synchronisation<text:bookmark-end text:name="__RefHeading___Toc395_3558549"/></text:h>
      <text:p text:style-name="P28">Die Synchronisation wird umgesetzt, indem für jeden Basic Block (mit Ausnahme des ersten Basic Blocks der zur transformierenden Funktion) ein <text:span text:style-name="T19">globales </text:span>Semaphore in <text:span text:style-name="T19">der</text:span> <text:span text:style-name="T19">ursprünglichen Funktion </text:span>und an den Anfang jedes Basic Blocks ein Wartepunkt eingefügt wird (realisiert durch den jeweiligen System Call zum Akquirieren des Semaphores). Das Semaphore wird je nach Ergebnis der Branch-Instruktion eines Vorgängers freigegeben, indem am Ende des Basic Block der jeweilige Branch das korrespondierende <text:span text:style-name="T21">(synonym?) </text:span>Semaphore freigibt. <text:span text:style-name="T23">Dies wird realisiert, indem für den </text:span><text:soft-page-break/><text:span text:style-name="T23">zu betrachtenden Basic Block Nachfolger ein neuer Basic Block mit dieser Funktionalität erstellt wird und der in der Branch-Instruktion registrierte Nachfolger durch den neuen Basic Block ersetzt wird.</text:span></text:p>
      <text:p text:style-name="P29">Handelt es sich bei der letzten Instruktion eines Basic Blocks um <text:span text:style-name="T22">eine Return-Instruction, so wird vor dieser Instruktion der nötige Aufruf zur Freigabe des Semaphores, welches der ursprünglichen Funktion signalisiert, dass die Aufgabe abgearbeitet wurde und die Aufräumarbeiten beginnen können, eingefügt. Der Wartepunkt für die aufrufende Funktion wird nach der Erstellung jedes Threads für jede neue Funktion mit den ausgelagerten Basic Blocks eingefügt (synonym).</text:span></text:p>
      <text:p text:style-name="P29">Exceptions??</text:p>
      <text:h text:style-name="P71" text:outline-level="2"><text:bookmark-start text:name="__RefHeading___Toc397_3558549"/>Relocation<text:bookmark-end text:name="__RefHeading___Toc397_3558549"/></text:h>
      <text:p text:style-name="P30">In dieser Phase werden die einzelnen Basic Blocks in eine neue Funktion ausgelagert. Hierfür wird zunächst eine neue Funktion ohne Parameter und Rückgabewert erstellt. Anschließend wird der aktuelle Basic Block und (falls vorhanden) die Basic Block Nachfolger (die die Synchronisation realisieren | synonym) in diese Funktion verschoben. Sollte der Basic Block Bestandteil einer Schleife sein, so wird an dieser Stelle noch vor Terminierung der Funktion der Aufruf zur Abtrennung des Threads (sich selbst, wie oben beschrieben) und zum Neustart des von sich selbst eingefügt. (Alternative implementierung durch nicht ret instr sondern branch zum entry??). In der aufrufenden Funktion wird für jede so neu erstellte Funktion ein Systemaufruf für die Erstellung eines Threads kreiert.</text:p>
      <text:p text:style-name="P37">Im Anschluss an der Wartepunkt der aufrufenden Funktion, welcher durch einen Basic Block freigegeben wird, welcher in der ursprünglichen Funktion zum Return geführt hätte, werden die allokierten Ressourcen freigegeben, um einen Overflow (anderes Wort) zu vermeiden <text:span text:style-name="T28">(siehe auch oben)</text:span>. <text:span text:style-name="T28">Konkret bedeutet dies für jeden Thread den Aufruf der Systemfunktion zur Terminierung und zur Synchronisierung (join?? | was die Freigabe der Ressourcen beinhaltet) und für jedes Semaphore den Aufruf der Systemfunktion zur Freigabe.</text:span></text:p>
      <text:p text:style-name="P38">Abschließend wird noch der Rückgabewert aus der hierfür erstellen globalen Variable geladen und an die aufrufende Funktion zurückgegeben.</text:p>
      <text:p text:style-name="P32">Um auszuschließen, dass die Reihenfolge, in der die Threads erstellt werden, keinen Einfluss auf das Ausführungsverhalten des Programms hat, erfolgen in der Implementierung für diese Arbeit die Erstellung der Threads in der umgekehrten Reihenfolge bezogen auf die Reihenfolge der Basic Blocks. <text:span text:style-name="T27">(Shuffled?)</text:span></text:p>
      <text:h text:style-name="P59" text:outline-level="1"><text:bookmark-start text:name="__RefHeading___Toc399_3558549"/>Spezialbehandlung: Exception Handling<text:bookmark-end text:name="__RefHeading___Toc399_3558549"/></text:h>
      <text:p text:style-name="P30">Personality Function, Runtime, Windows, landin pad invoke, catchpad …</text:p>
      <text:p text:style-name="P31">check das komplette file auf diese spezialbehandlungen !</text:p>
      <text:h text:style-name="P72" text:outline-level="2"><text:bookmark-start text:name="__RefHeading___Toc401_3558549"/>Einschränkungen<text:bookmark-end text:name="__RefHeading___Toc401_3558549"/></text:h>
      <text:p text:style-name="P23">Exceptions</text:p>
      <text:p text:style-name="P23"><text:soft-page-break/>In der Implementierung der Arbeit werden rekursive Funktionen nicht transformiert, da der ausgearbeitete Algorithmus nicht dafür vorgesehen ist. Aufgrund des Umstands, dass für jeden lokalen Identifier genau eine globale Variable vorgesehen ist, würde eine rekursiv aufgerufene Methode die globalen Variablen der aufrufenden Methode überschreiben. (Was könnte gemacht werden, um rekursive Funktionen zu unterstützen???).</text:p>
      <text:p text:style-name="P23"/>
      <text:h text:style-name="P60" text:outline-level="1"><text:bookmark-start text:name="__RefHeading___Toc65_3312919563"/>Ergebnisse<text:bookmark-end text:name="__RefHeading___Toc65_3312919563"/></text:h>
      <text:p text:style-name="P33">CheckIfLoop depth konfiguration</text:p>
      <text:p text:style-name="P54">Allgemeine disassembly bilder der transformation <text:span text:style-name="T20">(bzip2), check notes</text:span></text:p>
      <text:p text:style-name="P54">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h text:style-name="Heading_20_2" text:outline-level="2">Performance</text:h>
      <text:p text:style-name="Text_20_body">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Text_20_body">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Heading_20_2" text:outline-level="2">Obfuskation</text:h>
      <text:p text:style-name="P55">Bei der manuellen Analyse der obfuskierten, ausführbaren Datei (mit Ghidra) konnten die erwarteten Ergebnisse festgestellt werden. Der "Function Flow Graph" wird nur als zusammenhängender Block dargestellt, aus dem keine gewinnbringenden Erkenntnisse für Reverse-Engineering-Prozesse abgeleitet werden können. Der "Function Call Graph" listet zwar die einzelnen Funktionen (ehemals "basic blocks") die durch "pthread_create" aufgerufen werden, jedoch ist die Reihenfolge der Abarbeitung der einzelnen Blöcke ohne Kenntnis des Transformationsprozesses nicht rekonstruierbar. Erschwerend kommt (zumindest bei Ghidra) hinzu, dass bei automatischer Analyse die "pthread_create" Aufrufe als letzte Instruktion der Funktion behandelt werden und bei manueller Analyse die durch "pthread_create" aufgerufenen Funktionen <text:soft-page-break/>nicht als Funktionen dargestellt werden, sodass in beiden Fällen zusätzliche Anpassungen durch den Analysten erfolgen müssten.</text:p>
      <text:h text:style-name="Heading_20_3" text:outline-level="3"><text:bookmark-start text:name="__RefHeading___Toc403_3558549"/>Obfuskationsmetriken<text:bookmark-end text:name="__RefHeading___Toc403_3558549"/></text:h>
      <text:p text:style-name="P56">Check die literatur zur reference implenentierung []</text:p>
      <text:h text:style-name="Heading_20_2" text:outline-level="2">Malware Evasion</text:h>
      <text:p text:style-name="Text_20_body">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den kann. Daraus folgt, dass lediglich Quellcode für Prüfungen des Transformationsprozesses herangezogen werden kann. Über Github konnte eine überschaubare Anzahl von Quellcodes für Malware gefunden werden. Problematisch ist jedoch, dass aufgrund der geringen Anzahl von Quellcodes die Representativität der Untersuchung mangelhaft ausfällt. Zudem erfordert die Kompilierungen eines Malware Projekts einen nicht unerheblichen zeitlichen Aufwand, da dies aufgrund unterschiedlicher Gestaltung der einzelnen Projekte nicht automatisiert werden kann und häufig Fehler auftreten, die manuell behoben werden müssen.</text:p>
      <text:p text:style-name="Text_20_body">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 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line-break/>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Text_20_body">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detektierte) Windows-Malware erreichte nur 3,2 Punkte von 10 (wobei 0 gutartig und 10 bösartig ist).</text:p>
      <text:p text:style-name="Text_20_body"><text:soft-page-break/>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h text:style-name="Heading_20_2" text:outline-level="2"><text:bookmark-start text:name="__RefHeading___Toc67_3312919563"/>(Manuelles) Reverse Engineering<text:bookmark-end text:name="__RefHeading___Toc67_3312919563"/></text:h>
      <text:p text:style-name="P10">Für die Prüfung, welche wie sich der Transformationsprozess auf (manuelle) Reverse Engineering Vorgänge auswirkt wurde das gängige (synonyme für gängige) Reverse Engineering Tool Ghidra verwendet.</text:p>
      <text:p text:style-name="P16">Bilder</text:p>
      <text:h text:style-name="Heading_20_2" text:outline-level="2"><text:bookmark-start text:name="__RefHeading___Toc69_3312919563"/>(Automatisierte) Untersuchung auf bösartiges Verhalten<text:bookmark-end text:name="__RefHeading___Toc69_3312919563"/></text:h>
      <text:p text:style-name="P3">Virusdetektionen wie z.B. mit Colored Control Flow Graphs [] ist ohne Kenntnis der Obfuskationtechnik nicht mehr möglich</text:p>
      <text:p text:style-name="P3"/>
      <text:p text:style-name="P3">Die Effektivität der Verschleierung der Ausführungsreihenfolge lässt sich noch zusätzlich durch die Verschleierung von Synchronisationtechniken z.B. durch Anwendung von Opaque Predicates [] erhöhen</text:p>
      <text:p text:style-name="P3"/>
      <text:h text:style-name="P61" text:outline-level="1">Vergleich mit ähnlichen Publikationen</text:h>
      <text:p text:style-name="P49">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line-break/>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h text:style-name="P58" text:outline-level="1"><text:bookmark-start text:name="__RefHeading___Toc71_3312919563"/>Diskussion<text:bookmark-end text:name="__RefHeading___Toc71_3312919563"/></text:h>
      <text:p text:style-name="P6">Zusätzlich die möglichkeit das ganze durchzumischen (also die neuen funktionen, der aufruf, usw.)</text:p>
      <text:p text:style-name="P4">Zusätzlich kann eine Polymohpie durch Randomisierung des Obfuskationsprozesses erreicht werden. Zum einen kann Polymorphie im Guten Sinne eine Software Diversität für Robustheit gegenpüber bösartigen Angriffen (Exploitation) angewendet werden, da ein Angreifer nie das <text:soft-page-break/>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5">Es könnte bei zu hoher Ressourcen-Nutzung zu Fehlern kommen (wie im Abschnitt Algorithmus beschrieben). <text:span text:style-name="T6">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27">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h text:style-name="P73" text:outline-level="2"><text:bookmark-start text:name="__RefHeading___Toc405_3558549"/>Weitere Optimierungen<text:bookmark-end text:name="__RefHeading___Toc405_3558549"/></text:h>
      <text:p text:style-name="P22">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6">r</text:span>suchen???)</text:p>
      <text:p text:style-name="P22">Auch blöcke von oben hierher verlagern</text:p>
      <text:p text:style-name="P22">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p text:style-name="P22"/>
      <text:p text:style-name="P35">TODO: <text:span text:style-name="T17">komplexe Beschreibungen graphisch darstellen</text:span>? → jemanden lesen lassen</text:p>
      <text:h text:style-name="P62" text:outline-level="1"><text:bookmark-start text:name="__RefHeading___Toc407_3558549"/>Abkürzungsverzeichnis<text:bookmark-end text:name="__RefHeading___Toc407_3558549"/></text:h>
      <text:p text:style-name="P36">API<text:line-break/><text:span text:style-name="T26">LLVM<text:line-break/>IR</text:span></text:p>
      <text:h text:style-name="P62" text:outline-level="1"><text:bookmark-start text:name="__RefHeading___Toc409_3558549"/><text:soft-page-break/>Abbildungsverzeichnis<text:bookmark-end text:name="__RefHeading___Toc409_3558549"/></text:h>
      <text:h text:style-name="P62" text:outline-level="1"><text:bookmark-start text:name="__RefHeading___Toc411_3558549"/>Tabellenverzeichnis<text:bookmark-end text:name="__RefHeading___Toc411_3558549"/></text:h>
      <text:h text:style-name="P62" text:outline-level="1"><text:bookmark-start text:name="__RefHeading___Toc413_3558549"/>Referenzen<text:bookmark-end text:name="__RefHeading___Toc413_355854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2-16T17:55:29.276421951</dc:date>
    <meta:editing-duration>PT4H20M6S</meta:editing-duration>
    <meta:editing-cycles>97</meta:editing-cycles>
    <meta:generator>LibreOffice/6.0.7.3$Linux_X86_64 LibreOffice_project/00m0$Build-3</meta:generator>
    <meta:document-statistic meta:table-count="1" meta:image-count="0" meta:object-count="0" meta:page-count="15" meta:paragraph-count="162" meta:word-count="4153" meta:character-count="32423" meta:non-whitespace-character-count="28420"/>
  </office:meta>
</office:document-meta>
</file>